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34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val.csv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AT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table table:name="result" table:style-name="ta1">
        <table:table-column table:style-name="co4" table:number-columns-repeated="11" table:default-cell-style-name="Default"/>
        <table:table-row table:style-name="ro1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</table:table-row>
        <table:table-row table:style-name="ro1">
          <table:table-cell/>
          <table:table-cell table:formula="of:=SUM([$'eval.csv'.B1:.B49])/SUM(['eval.csv'.$L$1:.$L$49])" office:value-type="float" office:value="0.592857142857143" calcext:value-type="float">
            <text:p>0.592857142857143</text:p>
          </table:table-cell>
          <table:table-cell table:formula="of:=SUM([$'eval.csv'.C1:.C49])/SUM(['eval.csv'.$L$1:.$L$49])" office:value-type="float" office:value="0.578571428571429" calcext:value-type="float">
            <text:p>0.578571428571429</text:p>
          </table:table-cell>
          <table:table-cell table:formula="of:=SUM([$'eval.csv'.D1:.D49])/SUM(['eval.csv'.$L$1:.$L$49])" office:value-type="float" office:value="0.45" calcext:value-type="float">
            <text:p>0.45</text:p>
          </table:table-cell>
          <table:table-cell table:formula="of:=SUM([$'eval.csv'.E1:.E49])/SUM(['eval.csv'.$L$1:.$L$49])" office:value-type="float" office:value="0.328571428571429" calcext:value-type="float">
            <text:p>0.328571428571429</text:p>
          </table:table-cell>
          <table:table-cell table:formula="of:=SUM([$'eval.csv'.F1:.F49])/SUM(['eval.csv'.$L$1:.$L$49])" office:value-type="float" office:value="0.25" calcext:value-type="float">
            <text:p>0.25</text:p>
          </table:table-cell>
          <table:table-cell table:formula="of:=SUM([$'eval.csv'.G1:.G49])/SUM(['eval.csv'.$L$1:.$L$49])" office:value-type="float" office:value="0.55" calcext:value-type="float">
            <text:p>0.55</text:p>
          </table:table-cell>
          <table:table-cell table:formula="of:=SUM([$'eval.csv'.H1:.H49])/SUM(['eval.csv'.$L$1:.$L$49])" office:value-type="float" office:value="0.55" calcext:value-type="float">
            <text:p>0.55</text:p>
          </table:table-cell>
          <table:table-cell table:formula="of:=SUM([$'eval.csv'.I1:.I49])/SUM(['eval.csv'.$L$1:.$L$49])" office:value-type="float" office:value="0.457142857142857" calcext:value-type="float">
            <text:p>0.457142857142857</text:p>
          </table:table-cell>
          <table:table-cell table:formula="of:=SUM([$'eval.csv'.J1:.J49])/SUM(['eval.csv'.$L$1:.$L$49])" office:value-type="float" office:value="0.428571428571429" calcext:value-type="float">
            <text:p>0.428571428571429</text:p>
          </table:table-cell>
          <table:table-cell table:formula="of:=SUM([$'eval.csv'.K1:.K49])/SUM(['eval.csv'.$L$1:.$L$49])" office:value-type="float" office:value="0.428571428571429" calcext:value-type="float">
            <text:p>0.428571428571429</text:p>
          </table:table-cell>
        </table:table-row>
        <table:table-row table:style-name="ro1">
          <table:table-cell office:value-type="string" calcext:value-type="string">
            <text:p>C/2</text:p>
          </table:table-cell>
          <table:table-cell table:formula="of:=[.B2]/2" office:value-type="float" office:value="0.296428571428571" calcext:value-type="float">
            <text:p>0.296428571428571</text:p>
          </table:table-cell>
          <table:table-cell table:formula="of:=[.C2]/2" office:value-type="float" office:value="0.289285714285714" calcext:value-type="float">
            <text:p>0.289285714285714</text:p>
          </table:table-cell>
          <table:table-cell table:formula="of:=[.D2]/2" office:value-type="float" office:value="0.225" calcext:value-type="float">
            <text:p>0.225</text:p>
          </table:table-cell>
          <table:table-cell table:formula="of:=[.E2]/2" office:value-type="float" office:value="0.164285714285714" calcext:value-type="float">
            <text:p>0.164285714285714</text:p>
          </table:table-cell>
          <table:table-cell table:formula="of:=[.F2]/2" office:value-type="float" office:value="0.125" calcext:value-type="float">
            <text:p>0.125</text:p>
          </table:table-cell>
          <table:table-cell table:formula="of:=[.G2]/2" office:value-type="float" office:value="0.275" calcext:value-type="float">
            <text:p>0.275</text:p>
          </table:table-cell>
          <table:table-cell table:formula="of:=[.H2]/2" office:value-type="float" office:value="0.275" calcext:value-type="float">
            <text:p>0.275</text:p>
          </table:table-cell>
          <table:table-cell table:formula="of:=[.I2]/2" office:value-type="float" office:value="0.228571428571429" calcext:value-type="float">
            <text:p>0.228571428571429</text:p>
          </table:table-cell>
          <table:table-cell table:formula="of:=[.J2]/2" office:value-type="float" office:value="0.214285714285714" calcext:value-type="float">
            <text:p>0.214285714285714</text:p>
          </table:table-cell>
          <table:table-cell table:formula="of:=[.K2]/2" office:value-type="float" office:value="0.214285714285714" calcext:value-type="float">
            <text:p>0.214285714285714</text:p>
          </table:table-cell>
        </table:table-row>
        <table:table-row table:style-name="ro1">
          <table:table-cell office:value-type="string" calcext:value-type="string">
            <text:p>normsinv</text:p>
          </table:table-cell>
          <table:table-cell table:formula="of:=LEGACY.NORMSINV([.B3])" office:value-type="float" office:value="-0.534700258299563" calcext:value-type="float">
            <text:p>-0.534700258299563</text:p>
          </table:table-cell>
          <table:table-cell table:formula="of:=LEGACY.NORMSINV([.C3])" office:value-type="float" office:value="-0.555472626284805" calcext:value-type="float">
            <text:p>-0.555472626284805</text:p>
          </table:table-cell>
          <table:table-cell table:formula="of:=LEGACY.NORMSINV([.D3])" office:value-type="float" office:value="-0.755415026360469" calcext:value-type="float">
            <text:p>-0.755415026360469</text:p>
          </table:table-cell>
          <table:table-cell table:formula="of:=LEGACY.NORMSINV([.E3])" office:value-type="float" office:value="-0.976995402269323" calcext:value-type="float">
            <text:p>-0.976995402269323</text:p>
          </table:table-cell>
          <table:table-cell table:formula="of:=LEGACY.NORMSINV([.F3])" office:value-type="float" office:value="-1.15034938037601" calcext:value-type="float">
            <text:p>-1.15034938037601</text:p>
          </table:table-cell>
          <table:table-cell table:formula="of:=LEGACY.NORMSINV([.G3])" office:value-type="float" office:value="-0.597760126042478" calcext:value-type="float">
            <text:p>-0.597760126042478</text:p>
          </table:table-cell>
          <table:table-cell table:formula="of:=LEGACY.NORMSINV([.H3])" office:value-type="float" office:value="-0.597760126042478" calcext:value-type="float">
            <text:p>-0.597760126042478</text:p>
          </table:table-cell>
          <table:table-cell table:formula="of:=LEGACY.NORMSINV([.I3])" office:value-type="float" office:value="-0.743559756879431" calcext:value-type="float">
            <text:p>-0.743559756879431</text:p>
          </table:table-cell>
          <table:table-cell table:formula="of:=LEGACY.NORMSINV([.J3])" office:value-type="float" office:value="-0.791638607743375" calcext:value-type="float">
            <text:p>-0.791638607743375</text:p>
          </table:table-cell>
          <table:table-cell table:formula="of:=LEGACY.NORMSINV([.K3])" office:value-type="float" office:value="-0.791638607743375" calcext:value-type="float">
            <text:p>-0.791638607743375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table:formula="of:=-1/[.B4]" office:value-type="float" office:value="1.87020668959497" calcext:value-type="float">
            <text:p>1.87020668959497</text:p>
          </table:table-cell>
          <table:table-cell table:formula="of:=-1/[.C4]" office:value-type="float" office:value="1.80026873095142" calcext:value-type="float">
            <text:p>1.80026873095142</text:p>
          </table:table-cell>
          <table:table-cell table:formula="of:=-1/[.D4]" office:value-type="float" office:value="1.32377562678085" calcext:value-type="float">
            <text:p>1.32377562678085</text:p>
          </table:table-cell>
          <table:table-cell table:formula="of:=-1/[.E4]" office:value-type="float" office:value="1.0235462702048" calcext:value-type="float">
            <text:p>1.0235462702048</text:p>
          </table:table-cell>
          <table:table-cell table:formula="of:=-1/[.F4]" office:value-type="float" office:value="0.869301115868934" calcext:value-type="float">
            <text:p>0.869301115868934</text:p>
          </table:table-cell>
          <table:table-cell table:formula="of:=-1/[.G4]" office:value-type="float" office:value="1.6729118528206" calcext:value-type="float">
            <text:p>1.6729118528206</text:p>
          </table:table-cell>
          <table:table-cell table:formula="of:=-1/[.H4]" office:value-type="float" office:value="1.6729118528206" calcext:value-type="float">
            <text:p>1.6729118528206</text:p>
          </table:table-cell>
          <table:table-cell table:formula="of:=-1/[.I4]" office:value-type="float" office:value="1.34488182119591" calcext:value-type="float">
            <text:p>1.34488182119591</text:p>
          </table:table-cell>
          <table:table-cell table:formula="of:=-1/[.J4]" office:value-type="float" office:value="1.26320266624006" calcext:value-type="float">
            <text:p>1.26320266624006</text:p>
          </table:table-cell>
          <table:table-cell table:formula="of:=-1/[.K4]" office:value-type="float" office:value="1.26320266624006" calcext:value-type="float">
            <text:p>1.26320266624006</text:p>
          </table:table-cell>
        </table:table-row>
      </table:table>
      <table:table table:name="5 April" table:style-name="ta1">
        <table:table-column table:style-name="co4" table:number-columns-repeated="12" table:default-cell-style-name="Default"/>
        <table:table-row table:style-name="ro1">
          <table:table-cell office:value-type="string" calcext:value-type="string">
            <text:p>A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table:number-columns-repeated="2"/>
        </table:table-row>
        <table:table-row table:style-name="ro1">
          <table:table-cell office:value-type="float" office:value="0.773809523809524" calcext:value-type="float">
            <text:p>0.773809523809524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654761904761905" calcext:value-type="float">
            <text:p>0.654761904761905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.119047619047619" calcext:value-type="float">
            <text:p>0.119047619047619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619047619047619" calcext:value-type="float">
            <text:p>0.619047619047619</text:p>
          </table:table-cell>
          <table:table-cell office:value-type="float" office:value="0.607142857142857" calcext:value-type="float">
            <text:p>0.607142857142857</text:p>
          </table:table-cell>
          <table:table-cell table:number-columns-repeated="2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float" office:value="0.386904761904762" calcext:value-type="float">
            <text:p>0.386904761904762</text:p>
          </table:table-cell>
          <table:table-cell office:value-type="float" office:value="0.357142857142857" calcext:value-type="float">
            <text:p>0.357142857142857</text:p>
          </table:table-cell>
          <table:table-cell office:value-type="float" office:value="0.327380952380952" calcext:value-type="float">
            <text:p>0.327380952380952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0.05952380952381" calcext:value-type="float">
            <text:p>0.05952380952381</text:p>
          </table:table-cell>
          <table:table-cell office:value-type="float" office:value="0.291666666666667" calcext:value-type="float">
            <text:p>0.291666666666667</text:p>
          </table:table-cell>
          <table:table-cell office:value-type="float" office:value="0.30952380952381" calcext:value-type="float">
            <text:p>0.30952380952381</text:p>
          </table:table-cell>
          <table:table-cell office:value-type="float" office:value="0.303571428571429" calcext:value-type="float">
            <text:p>0.303571428571429</text:p>
          </table:table-cell>
          <table:table-cell table:number-columns-repeated="2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float" office:value="-0.28739547728121" calcext:value-type="float">
            <text:p>-0.28739547728121</text:p>
          </table:table-cell>
          <table:table-cell office:value-type="float" office:value="-0.36610635680057" calcext:value-type="float">
            <text:p>-0.36610635680057</text:p>
          </table:table-cell>
          <table:table-cell office:value-type="float" office:value="-0.447156724676446" calcext:value-type="float">
            <text:p>-0.447156724676446</text:p>
          </table:table-cell>
          <table:table-cell office:value-type="float" office:value="-0.791638607743375" calcext:value-type="float">
            <text:p>-0.791638607743375</text:p>
          </table:table-cell>
          <table:table-cell office:value-type="float" office:value="-1.558783549503" calcext:value-type="float">
            <text:p>-1.558783549503</text:p>
          </table:table-cell>
          <table:table-cell office:value-type="float" office:value="-0.548522282698098" calcext:value-type="float">
            <text:p>-0.548522282698098</text:p>
          </table:table-cell>
          <table:table-cell office:value-type="float" office:value="-0.497200570681554" calcext:value-type="float">
            <text:p>-0.497200570681554</text:p>
          </table:table-cell>
          <table:table-cell office:value-type="float" office:value="-0.514156100744534" calcext:value-type="float">
            <text:p>-0.514156100744534</text:p>
          </table:table-cell>
          <table:table-cell table:number-columns-repeated="2" office:value-type="float" office:value="-0.565948821932863" calcext:value-type="float">
            <text:p>-0.565948821932863</text:p>
          </table:table-cell>
          <table:table-cell table:number-columns-repeated="2"/>
        </table:table-row>
        <table:table-row table:style-name="ro1">
          <table:table-cell office:value-type="float" office:value="3.47952587653815" calcext:value-type="float">
            <text:p>3.47952587653815</text:p>
          </table:table-cell>
          <table:table-cell office:value-type="float" office:value="2.73144669963962" calcext:value-type="float">
            <text:p>2.73144669963962</text:p>
          </table:table-cell>
          <table:table-cell office:value-type="float" office:value="2.23635236778242" calcext:value-type="float">
            <text:p>2.23635236778242</text:p>
          </table:table-cell>
          <table:table-cell office:value-type="float" office:value="1.26320266624006" calcext:value-type="float">
            <text:p>1.26320266624006</text:p>
          </table:table-cell>
          <table:table-cell office:value-type="float" office:value="0.641525887490179" calcext:value-type="float">
            <text:p>0.641525887490179</text:p>
          </table:table-cell>
          <table:table-cell office:value-type="float" office:value="1.82307999427325" calcext:value-type="float">
            <text:p>1.82307999427325</text:p>
          </table:table-cell>
          <table:table-cell office:value-type="float" office:value="2.0112607647035" calcext:value-type="float">
            <text:p>2.0112607647035</text:p>
          </table:table-cell>
          <table:table-cell office:value-type="float" office:value="1.94493461917875" calcext:value-type="float">
            <text:p>1.94493461917875</text:p>
          </table:table-cell>
          <table:table-cell table:number-columns-repeated="2" office:value-type="float" office:value="1.76694422047693" calcext:value-type="float">
            <text:p>1.7669442204769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 style:data-style-name="N2" text:time-value="13:08:45.9621773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7T15:51:13.645918926</dc:date>
    <meta:editing-duration>PT3H26M25S</meta:editing-duration>
    <meta:editing-cycles>5</meta:editing-cycles>
    <meta:generator>LibreOffice/6.4.6.2$Linux_X86_64 LibreOffice_project/40$Build-2</meta:generator>
    <meta:document-statistic meta:table-count="3" meta:cell-count="775" meta:object-count="0"/>
  </office:meta>
</office:document-meta>
</file>